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3.49cm" table:align="center"/>
    </style:style>
    <style:style style:name="Tabelle1.A" style:family="table-column">
      <style:table-column-properties style:column-width="1.697cm"/>
    </style:style>
    <style:style style:name="Tabelle1.B" style:family="table-column">
      <style:table-column-properties style:column-width="1.7cm"/>
    </style:style>
    <style:style style:name="Tabelle1.D" style:family="table-column">
      <style:table-column-properties style:column-width="1.699cm"/>
    </style:style>
    <style:style style:name="Tabelle1.H" style:family="table-column">
      <style:table-column-properties style:column-width="1.59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f24ab" officeooo:paragraph-rsid="001f24ab"/>
    </style:style>
    <style:style style:name="P2" style:family="paragraph" style:parent-style-name="Standard">
      <style:text-properties officeooo:rsid="001f24ab" officeooo:paragraph-rsid="00230ee8"/>
    </style:style>
    <style:style style:name="P3" style:family="paragraph" style:parent-style-name="Standard">
      <style:text-properties officeooo:rsid="001f24ab" officeooo:paragraph-rsid="0026c865"/>
    </style:style>
    <style:style style:name="P4" style:family="paragraph" style:parent-style-name="Standard">
      <style:text-properties officeooo:rsid="001f24ab" officeooo:paragraph-rsid="002f6dd7"/>
    </style:style>
    <style:style style:name="P5" style:family="paragraph" style:parent-style-name="Standard">
      <style:text-properties officeooo:rsid="001f24ab" officeooo:paragraph-rsid="00326d41"/>
    </style:style>
    <style:style style:name="P6" style:family="paragraph" style:parent-style-name="Standard">
      <style:text-properties officeooo:rsid="001f24ab" officeooo:paragraph-rsid="003794e1"/>
    </style:style>
    <style:style style:name="P7" style:family="paragraph" style:parent-style-name="Standard">
      <style:text-properties officeooo:rsid="001f24ab" officeooo:paragraph-rsid="00408de4"/>
    </style:style>
    <style:style style:name="P8" style:family="paragraph" style:parent-style-name="Standard">
      <style:text-properties officeooo:rsid="001f24ab" officeooo:paragraph-rsid="0043e785"/>
    </style:style>
    <style:style style:name="P9" style:family="paragraph" style:parent-style-name="Standard">
      <style:text-properties officeooo:rsid="001f24ab" officeooo:paragraph-rsid="0046b83d"/>
    </style:style>
    <style:style style:name="P10" style:family="paragraph" style:parent-style-name="Standard">
      <style:text-properties officeooo:rsid="001f24ab" officeooo:paragraph-rsid="00470662"/>
    </style:style>
    <style:style style:name="P11" style:family="paragraph" style:parent-style-name="Standard">
      <style:text-properties officeooo:rsid="00230ee8" officeooo:paragraph-rsid="001f24ab"/>
    </style:style>
    <style:style style:name="P12" style:family="paragraph" style:parent-style-name="Table_20_Contents">
      <style:text-properties officeooo:rsid="0046b83d" officeooo:paragraph-rsid="00470662"/>
    </style:style>
    <style:style style:name="P13" style:family="paragraph" style:parent-style-name="Table_20_Contents">
      <style:text-properties officeooo:rsid="00470662" officeooo:paragraph-rsid="00470662"/>
    </style:style>
    <style:style style:name="P14" style:family="paragraph" style:parent-style-name="Table_20_Contents">
      <style:text-properties officeooo:paragraph-rsid="00470662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text-align="center"/>
    </style:style>
    <style:style style:name="T1" style:family="text">
      <style:text-properties officeooo:rsid="001f6500"/>
    </style:style>
    <style:style style:name="T2" style:family="text">
      <style:text-properties officeooo:rsid="0022ffba"/>
    </style:style>
    <style:style style:name="T3" style:family="text">
      <style:text-properties officeooo:rsid="00230ee8"/>
    </style:style>
    <style:style style:name="T4" style:family="text">
      <style:text-properties officeooo:rsid="00239a42"/>
    </style:style>
    <style:style style:name="T5" style:family="text">
      <style:text-properties officeooo:rsid="002652eb"/>
    </style:style>
    <style:style style:name="T6" style:family="text">
      <style:text-properties officeooo:rsid="002665ef"/>
    </style:style>
    <style:style style:name="T7" style:family="text">
      <style:text-properties officeooo:rsid="00275c93"/>
    </style:style>
    <style:style style:name="T8" style:family="text">
      <style:text-properties officeooo:rsid="002828ce"/>
    </style:style>
    <style:style style:name="T9" style:family="text">
      <style:text-properties officeooo:rsid="00291502"/>
    </style:style>
    <style:style style:name="T10" style:family="text">
      <style:text-properties officeooo:rsid="0029e56a"/>
    </style:style>
    <style:style style:name="T11" style:family="text">
      <style:text-properties officeooo:rsid="002b3f0b"/>
    </style:style>
    <style:style style:name="T12" style:family="text">
      <style:text-properties officeooo:rsid="002c494c"/>
    </style:style>
    <style:style style:name="T13" style:family="text">
      <style:text-properties officeooo:rsid="002da459"/>
    </style:style>
    <style:style style:name="T14" style:family="text">
      <style:text-properties officeooo:rsid="002dcb2e"/>
    </style:style>
    <style:style style:name="T15" style:family="text">
      <style:text-properties officeooo:rsid="002f6dd7"/>
    </style:style>
    <style:style style:name="T16" style:family="text">
      <style:text-properties officeooo:rsid="00326d41"/>
    </style:style>
    <style:style style:name="T17" style:family="text">
      <style:text-properties officeooo:rsid="0032fa39"/>
    </style:style>
    <style:style style:name="T18" style:family="text">
      <style:text-properties officeooo:rsid="00347afa"/>
    </style:style>
    <style:style style:name="T19" style:family="text">
      <style:text-properties officeooo:rsid="00365150"/>
    </style:style>
    <style:style style:name="T20" style:family="text">
      <style:text-properties officeooo:rsid="003794e1"/>
    </style:style>
    <style:style style:name="T21" style:family="text">
      <style:text-properties officeooo:rsid="00391235"/>
    </style:style>
    <style:style style:name="T22" style:family="text">
      <style:text-properties officeooo:rsid="003a14c7"/>
    </style:style>
    <style:style style:name="T23" style:family="text">
      <style:text-properties officeooo:rsid="003b4e20"/>
    </style:style>
    <style:style style:name="T24" style:family="text">
      <style:text-properties officeooo:rsid="003ce812"/>
    </style:style>
    <style:style style:name="T25" style:family="text">
      <style:text-properties officeooo:rsid="003e4d88"/>
    </style:style>
    <style:style style:name="T26" style:family="text">
      <style:text-properties officeooo:rsid="003e8dc5"/>
    </style:style>
    <style:style style:name="T27" style:family="text">
      <style:text-properties officeooo:rsid="00408de4"/>
    </style:style>
    <style:style style:name="T28" style:family="text">
      <style:text-properties officeooo:rsid="00413f42"/>
    </style:style>
    <style:style style:name="T29" style:family="text">
      <style:text-properties officeooo:rsid="0041d733"/>
    </style:style>
    <style:style style:name="T30" style:family="text">
      <style:text-properties officeooo:rsid="0042197c"/>
    </style:style>
    <style:style style:name="T31" style:family="text">
      <style:text-properties officeooo:rsid="0043e785"/>
    </style:style>
    <style:style style:name="T32" style:family="text">
      <style:text-properties officeooo:rsid="0044961a"/>
    </style:style>
    <style:style style:name="T33" style:family="text">
      <style:text-properties officeooo:rsid="0046153c"/>
    </style:style>
    <style:style style:name="T34" style:family="text">
      <style:text-properties officeooo:rsid="0046b83d"/>
    </style:style>
    <style:style style:name="T35" style:family="text">
      <style:text-properties officeooo:rsid="00470662"/>
    </style:style>
    <style:style style:name="T36" style:family="text">
      <style:text-properties officeooo:rsid="004b8643"/>
    </style:style>
    <style:style style:name="T37" style:family="text">
      <style:text-properties officeooo:rsid="004b889c"/>
    </style:style>
    <style:style style:name="T38" style:family="text">
      <style:text-properties officeooo:rsid="004bc3f7"/>
    </style:style>
    <style:style style:name="T39" style:family="text">
      <style:text-properties officeooo:rsid="004cea3a"/>
    </style:style>
    <style:style style:name="gr1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ynamischer und Statischer Speicher</text:p>
      <text:p text:style-name="P1">→ SRAM.</text:p>
      <text:p text:style-name="P1"><text:tab/>→ Statischer Speicher.</text:p>
      <text:p text:style-name="P1"><text:tab/>→<text:span text:style-name="T27"> Synchron mit System-Uhr (System-Takt).</text:span></text:p>
      <text:p text:style-name="P1"><text:tab/><text:tab/>→<text:span text:style-name="T27"> Dadurch sehr Schnell.</text:span></text:p>
      <text:p text:style-name="P1"><text:tab/>→<text:span text:style-name="T11"> Können </text:span><text:span text:style-name="T13">64</text:span><text:span text:style-name="T11"> Bit auf einmal übertragen </text:span><text:span text:style-name="T12">(in einem Takt).</text:span></text:p>
      <text:p text:style-name="P1"><text:tab/></text:p>
      <text:p text:style-name="P1">→<text:span text:style-name="T1"> DRAM.</text:span></text:p>
      <text:p text:style-name="P1"><text:tab/>→<text:span text:style-name="T1"> Dynamischer Speicher.</text:span></text:p>
      <text:p text:style-name="P1"><text:tab/><text:tab/>→<text:span text:style-name="T27"> Nicht Synchron mit System-Uhr (System-Takt).</text:span></text:p>
      <text:p text:style-name="P1"><text:tab/><text:tab/><text:tab/>→<text:span text:style-name="T27"> Langsamer als SRAM.</text:span></text:p>
      <text:p text:style-name="P1"><text:tab/>→<text:span text:style-name="T11"> Können 64 Bit auf einmal übertragen </text:span><text:span text:style-name="T12">(in einem Takt).</text:span></text:p>
      <text:p text:style-name="P7"><text:tab/>→<text:span text:style-name="T1"> Speicherzellen entladen sich und müssen immer wieder aufgefrischt werden.</text:span></text:p>
      <text:p text:style-name="P1"><text:tab/><text:tab/>→<text:span text:style-name="T1"> auffrischen = Refresh-Zyklus.</text:span></text:p>
      <text:p text:style-name="P1"><text:tab/></text:p>
      <text:p text:style-name="P1">- <text:span text:style-name="T7">Aufbau</text:span></text:p>
      <text:p text:style-name="P1">→<text:span text:style-name="T7"> Jede Speicherzelle ist 8 Bit = 1 Byte groß und kann Adressiert werden.</text:span></text:p>
      <text:p text:style-name="P1"/>
      <text:p text:style-name="P1">- <text:span text:style-name="T2">Latenzen</text:span></text:p>
      <text:p text:style-name="P1">→<text:span text:style-name="T17"> Takt gibt Schritte oder Schwingungen pro Sekunde an.</text:span></text:p>
      <text:p text:style-name="P1"><text:tab/>→<text:span text:style-name="T17"> Eine Taktrate von 10 bedeutet: 10 Schritte/Schwingungen pro Sekunde.</text:span></text:p>
      <text:p text:style-name="P1">→<text:span text:style-name="T2"> Beispiel: 8-8-8-24.</text:span></text:p>
      <text:p text:style-name="P1"><text:tab/>→<text:span text:style-name="T2"> Beschreiben wie viel Zeit der Arbeitsspeicher braucht um zu reagieren.</text:span></text:p>
      <text:p text:style-name="P1"><text:tab/>→<text:span text:style-name="T3"> 8 bedeutet er reagiert nach 8 Takten </text:span><text:span text:style-name="T36">(Takt des RAMs)</text:span><text:span text:style-name="T3">.</text:span></text:p>
      <text:p text:style-name="P1"><text:tab/>→<text:span text:style-name="T3"> Benötigt RAM_a 4 Takte um zu reagieren und RAM_b 8, kann RAM_a </text:span></text:p>
      <text:p text:style-name="P1"><text:tab/><text:tab/><text:span text:style-name="T3">trotzdem schneller sein, wenn seine Rate höher ist.</text:span></text:p>
      <text:p text:style-name="P1"><text:tab/>→<text:span text:style-name="T8"> Die erste Zahl ist der tCL Wert und beschreibt, dass 8 Takte benötigt werden, </text:span></text:p>
      <text:p text:style-name="P1"><text:tab/><text:tab/><text:span text:style-name="T8">um die Daten nach absenden des Lesekommandos zu erhalten.</text:span></text:p>
      <text:p text:style-name="P1"><text:tab/><text:tab/>→<text:span text:style-name="T34"> CL steht für CAS-Latency und ist der wichtigste Wert.</text:span></text:p>
      <text:p text:style-name="P1"><text:tab/>→<text:span text:style-name="T8"> Die zweite Zahl ist der tRCD Wert und beschreibt, dass 8 Takte benötigt werden,</text:span></text:p>
      <text:p text:style-name="P1"><text:tab/><text:tab/><text:span text:style-name="T9">bis das Lesekommando nach Aktivierung der Wordline gesendet wird.</text:span></text:p>
      <text:p text:style-name="P1"><text:tab/>→<text:span text:style-name="T10"> Die dritte Zahl ist der tRP Wert und beschreibt, dass 8 Takte benötigt werden,</text:span></text:p>
      <text:p text:style-name="P1"><text:tab/><text:tab/><text:span text:style-name="T10">nach dem Deaktivieren einer Speicherzeile ein neues Kommando zu schicken.</text:span></text:p>
      <text:p text:style-name="P1"><text:tab/>→<text:span text:style-name="T10"> Die vierte Zahl ist der tRAS Wert und beschreibt, dass 24 Takte benötigt werden,</text:span></text:p>
      <text:p text:style-name="P1"><text:tab/><text:tab/><text:span text:style-name="T10">um nach dem Aktivieren einer Speicherzeile wieder zu Deaktivieren.</text:span></text:p>
      <text:p text:style-name="P1">→<text:span text:style-name="T29"> Ein RAM mit CAS-Latenz von 8 gibt an, wie viele Takte gemacht werden müssen,</text:span></text:p>
      <text:p text:style-name="P1"><text:tab/><text:span text:style-name="T29">damit der RAM reagiert. </text:span><text:span text:style-name="T30">Je mehr MHz der RAM hat, desto mehr Takte macht er</text:span></text:p>
      <text:p text:style-name="P8"><text:tab/><text:span text:style-name="T30">pro Sekunde. Daher ist ein RAM mit der selben CAS-Latenz von 8 </text:span></text:p>
      <text:p text:style-name="P8"><text:span text:style-name="T30"><text:tab/></text:span><text:span text:style-name="T31">reaktionsschneller</text:span><text:span text:style-name="T30">, wenn er mehr MHz besitzt.</text:span></text:p>
      <text:p text:style-name="P1"/>
      <text:p text:style-name="P11">- Rate</text:p>
      <text:p text:style-name="P1"><text:tab/>→<text:span text:style-name="T6"> Gibt an, wie viel Daten auf einmal innerhalb eines Zeitabschnitts übertragen werden.</text:span></text:p>
      <text:p text:style-name="P3"><text:tab/>→<text:span text:style-name="T3"> DDR, <text:s/>DDR-2, <text:s/>DDR-3 usw. beschreiben die Bauform.</text:span></text:p>
      <text:p text:style-name="P2"><text:tab/><text:tab/>→<text:span text:style-name="T4"> DDR = </text:span><text:span text:style-name="T16">Steht für Double Data Rate.</text:span></text:p>
      <text:p text:style-name="P2"><text:tab/><text:tab/>→<text:span text:style-name="T16"> Sowohl in der Spitze des Rechteck-Signals als auch am Boden werden</text:span></text:p>
      <text:p text:style-name="P2"><draw:frame text:anchor-type="paragraph" draw:z-index="1" draw:name="Form2" draw:style-name="gr3" draw:text-style-name="P15" svg:width="1.641cm" svg:height="0.662cm" svg:x="11.093cm" svg:y="0.25cm"><draw:text-box><text:p>Takt</text:p></draw:text-box></draw:frame><draw:frame text:anchor-type="paragraph" draw:z-index="4" draw:name="Form5" draw:style-name="gr1" draw:text-style-name="P15" svg:width="1.509cm" svg:height="0.583cm" svg:x="14.48cm" svg:y="0.277cm"><draw:text-box><text:p>Signal</text:p></draw:text-box></draw:frame><text:tab/><text:tab/><text:tab/><text:span text:style-name="T16">Daten übertragen.</text:span></text:p>
      <text:p text:style-name="P5"><draw:line text:anchor-type="paragraph" draw:z-index="0" draw:name="Form1" draw:style-name="gr2" draw:text-style-name="P16" svg:x1="10.299cm" svg:y1="1.325cm" svg:x2="10.881cm" svg:y2="0.134cm"><text:p/></draw:line><draw:line text:anchor-type="paragraph" draw:z-index="3" draw:name="Form4" draw:style-name="gr2" draw:text-style-name="P16" svg:x1="13.183cm" svg:y1="1.43cm" svg:x2="14.083cm" svg:y2="0.213cm"><text:p/></draw:line><text:tab/><text:tab/><text:tab/></text:p>
      <text:p text:style-name="P10"><draw:path text:anchor-type="paragraph" draw:z-index="2" draw:name="Form3" draw:style-name="gr2" draw:text-style-name="P16" svg:width="13.202cm" svg:height="1.149cm" svg:x="1.939cm" svg:y="0.467cm" svg:viewBox="0 0 13203 1150" svg:d="M0 265c198 115 732-268 582 238-58 198-372 623 185 609 408-11 410-383 344-582-141-431 374-371 582-371 274 0 552 16 821-53 527-135 298 359 264 556-73 427 326 474 582 450 270-25 549-14 820 0 267 14 526-2 794-27 229-21 593 205 635-264 22-244-268-633 238-635 291-1 596 68 873-27 351-120 590 249 477 503-148 330 278 538 529 450 245-86 603 109 688-344 46-247-185-554 291-635 547-93 302 381 211 556-216 416 460 725 371 132-32-214-217-880 212-609 223 142-118 572 26 794 150 231 540 108 794 27 421-136 113-528 185-794 78-289 662-374 688 79 15 263-162 549 291 715 522 190 303-323 291-503-20-304 257-649 556-450 317 212-155 742 105 820 502 151-45-682 503-767h265"><text:p/></draw:path><text:tab/></text:p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column table:style-name="Tabelle1.B"/>
        <table:table-column table:style-name="Tabelle1.D"/>
        <table:table-column table:style-name="Tabelle1.B"/>
        <table:table-column table:style-name="Tabelle1.H"/>
        <table:table-row table:style-name="TableLine94632383077680">
          <table:table-cell table:style-name="Tabelle1.A1" office:value-type="string">
            <text:p text:style-name="P12">11 <text:s text:c="5"/>11</text:p>
            <text:p text:style-name="P12"><text:s text:c="4"/>000</text:p>
          </table:table-cell>
          <table:table-cell table:style-name="Tabelle1.A1" office:value-type="string">
            <text:p text:style-name="P12">11111</text:p>
            <text:p text:style-name="P12"><text:s text:c="10"/><text:span text:style-name="T35">00</text:span></text:p>
          </table:table-cell>
          <table:table-cell table:style-name="Tabelle1.A1" office:value-type="string">
            <text:p text:style-name="P14"/>
            <text:p text:style-name="P13">0000000</text:p>
          </table:table-cell>
          <table:table-cell table:style-name="Tabelle1.A1" office:value-type="string">
            <text:p text:style-name="P14"><text:s text:c="4"/><text:span text:style-name="T35">11111</text:span></text:p>
            <text:p text:style-name="P13">00</text:p>
          </table:table-cell>
          <table:table-cell table:style-name="Tabelle1.A1" office:value-type="string">
            <text:p text:style-name="P13">11</text:p>
            <text:p text:style-name="P13"><text:s text:c="4"/>00000</text:p>
          </table:table-cell>
          <table:table-cell table:style-name="Tabelle1.A1" office:value-type="string">
            <text:p text:style-name="P13">11 <text:s/>11</text:p>
            <text:p text:style-name="P13"><text:s text:c="4"/>0 <text:s text:c="3"/>00</text:p>
          </table:table-cell>
          <table:table-cell table:style-name="Tabelle1.A1" office:value-type="string">
            <text:p text:style-name="P14"><text:s text:c="2"/><text:span text:style-name="T35">1111</text:span></text:p>
            <text:p text:style-name="P13">0 <text:s text:c="7"/>00</text:p>
          </table:table-cell>
          <table:table-cell table:style-name="Tabelle1.H1" office:value-type="string">
            <text:p text:style-name="P13">111 <text:s/>11</text:p>
            <text:p text:style-name="P13"><text:s text:c="6"/>0</text:p>
          </table:table-cell>
        </table:table-row>
      </table:table>
      <text:p text:style-name="P10"/>
      <text:p text:style-name="P9"/>
      <text:p text:style-name="P9"><text:soft-page-break/></text:p>
      <text:p text:style-name="P9"/>
      <text:p text:style-name="P9">→<text:span text:style-name="T5"> Wird in Megaher</text:span><text:span text:style-name="T37">t</text:span><text:span text:style-name="T5">z MH</text:span><text:span text:style-name="T14">z</text:span><text:span text:style-name="T5"> angegeben.</text:span></text:p>
      <text:p text:style-name="P2"><text:tab/><text:tab/>→<text:span text:style-name="T5"> z.B. 2300 MH</text:span><text:span text:style-name="T14">z </text:span><text:span text:style-name="T15">(also 2.300.</text:span><text:span text:style-name="T37">000.000</text:span><text:span text:style-name="T15"> Takte bzw. Schwingungen pro Sekunde)</text:span><text:span text:style-name="T5">.</text:span></text:p>
      <text:p text:style-name="P4"><text:tab/><text:tab/><text:tab/>→<text:span text:style-name="T5"> </text:span><text:span text:style-name="T14">Berechnung für </text:span><text:span text:style-name="T15">Menge an Daten die pro Sekunde übertragen werden:</text:span></text:p>
      <text:p text:style-name="P4"><text:span text:style-name="T14"><text:tab/><text:tab/><text:tab/><text:tab/></text:span><text:span text:style-name="T15">2300MHz</text:span><text:span text:style-name="T14"> * </text:span><text:span text:style-name="T15">8 Byte = </text:span><text:span text:style-name="T21">18400</text:span><text:span text:style-name="T15"> MB/s oder </text:span><text:span text:style-name="T21">18</text:span><text:span text:style-name="T15">,</text:span><text:span text:style-name="T21">4</text:span><text:span text:style-name="T15"> GB/s</text:span></text:p>
      <text:p text:style-name="P6"><text:tab/><text:tab/><text:tab/><text:tab/>→<text:span text:style-name="T20"> Da DDR doppelt so viel Daten übertragen kann, sind</text:span></text:p>
      <text:p text:style-name="P6"><text:tab/><text:tab/><text:tab/><text:tab/><text:tab/><text:span text:style-name="T20">es </text:span><text:span text:style-name="T21">36</text:span><text:span text:style-name="T20">,</text:span><text:span text:style-name="T21">8</text:span><text:span text:style-name="T20"> GB/s</text:span></text:p>
      <text:p text:style-name="P6"><text:tab/><text:tab/><text:tab/><text:tab/><text:tab/>→<text:span text:style-name="T18"> 2300MHz sind 23000000</text:span><text:span text:style-name="T19">00</text:span><text:span text:style-name="T18">Hz also:</text:span></text:p>
      <text:p text:style-name="P4"><text:tab/><text:tab/><text:tab/><text:tab/><text:tab/><text:tab/><text:span text:style-name="T18">23000000</text:span><text:span text:style-name="T19">00</text:span><text:span text:style-name="T18"> * 8 Byte = 184000000</text:span><text:span text:style-name="T19">00</text:span><text:span text:style-name="T18"> Byte</text:span></text:p>
      <text:p text:style-name="P4"><text:tab/><text:tab/><text:tab/><text:tab/><text:tab/><text:tab/><text:span text:style-name="T18">184000000</text:span><text:span text:style-name="T19">00 Byte</text:span><text:span text:style-name="T18"> / 1000 = 184000</text:span><text:span text:style-name="T19">00</text:span><text:span text:style-name="T18"> Kbyte</text:span></text:p>
      <text:p text:style-name="P4"><text:tab/><text:tab/><text:tab/><text:tab/><text:tab/><text:tab/><text:span text:style-name="T19">18400000 Kbyte / 1000 = 18400 MB</text:span></text:p>
      <text:p text:style-name="P4"><text:tab/><text:tab/><text:tab/><text:tab/><text:tab/><text:tab/><text:span text:style-name="T19">18400 MB / 1000 = 18,4GB/s</text:span></text:p>
      <text:p text:style-name="P6"><text:tab/><text:tab/><text:tab/><text:tab/><text:tab/><text:tab/><text:span text:style-name="T20">18,4GB/s * 2 (wegen DDR) = 36,8GB/s</text:span><text:tab/><text:tab/></text:p>
      <text:p text:style-name="P6"/>
      <text:p text:style-name="P6"><text:tab/>→<text:span text:style-name="T24"> </text:span><text:span text:style-name="T21">Dual Channel </text:span></text:p>
      <text:p text:style-name="P6"><text:tab/><text:tab/>→<text:span text:style-name="T22"> In beiden Kanälen (Channel) muss die Größe des Arbeitsspeichers</text:span></text:p>
      <text:p text:style-name="P6"><text:tab/><text:tab/><text:tab/><text:span text:style-name="T22">gleich sein, die Größe der einzelnen Speichermodule ist egal.</text:span></text:p>
      <text:p text:style-name="P6"><text:tab/><text:tab/>→<text:span text:style-name="T21"> Statt 8 Byte pro Takt werden 16 Byte übertragen.</text:span></text:p>
      <text:p text:style-name="P6"><text:tab/><text:tab/><text:tab/>→<text:span text:style-name="T21"> Bei 2300 MHz werden dann 2300 * 16 Byte = 36800MB/s übertragen.</text:span></text:p>
      <text:p text:style-name="P6"><text:tab/><text:tab/><text:tab/>→<text:span text:style-name="T23"> durch DDR muss noch mit 2 multipliziert werden also:</text:span></text:p>
      <text:p text:style-name="P6"><text:tab/><text:tab/><text:tab/><text:tab/><text:span text:style-name="T23">36800MB/s * 2 = 736000MB/s = 73,6GB/s</text:span></text:p>
      <text:p text:style-name="P6"/>
      <text:p text:style-name="P6">- <text:span text:style-name="T28">Label</text:span></text:p>
      <text:p text:style-name="P6">→<text:span text:style-name="T28"> Beispiel: DDR-333 PC-2700</text:span></text:p>
      <text:p text:style-name="P6"><text:tab/>→<text:span text:style-name="T28"> 333 MHz.</text:span></text:p>
      <text:p text:style-name="P6"><text:tab/>→<text:span text:style-name="T28"> Bandbreite (Datenrate): 2700MB/s</text:span></text:p>
      <text:p text:style-name="P6"/>
      <text:p text:style-name="P6">- <text:span text:style-name="T24">Zusammenspiel mit CPU</text:span></text:p>
      <text:p text:style-name="P6">→<text:span text:style-name="T38"> Eine CPU die 32 Bit pro Takt verarbeiten kann und 3, 39 GHz <text:s/>Schnell ist, kann sie </text:span></text:p>
      <text:p text:style-name="P6"><text:tab/><text:span text:style-name="T38">vier Milliaden </text:span><text:span text:style-name="T39">32-Bit-Daten pro Sekunde Verarbeiten.</text:span></text:p>
      <text:p text:style-name="P6">→<text:span text:style-name="T24"> </text:span><text:span text:style-name="T25">Beispiel: CPU hat 2000 MHz und DDR-RAM hat 1000 MHz.</text:span></text:p>
      <text:p text:style-name="P6"><text:tab/>→<text:span text:style-name="T25"> CPU hat Doppelt so viele Schritte bzw. Takte pro Sekunde.</text:span></text:p>
      <text:p text:style-name="P6"><text:tab/>→<text:span text:style-name="T25"> Da DDR-RAM pro Schritt/Schwingung doppelt so viele Daten sendet, </text:span></text:p>
      <text:p text:style-name="P6"><text:tab/><text:tab/><text:span text:style-name="T26">erhält die CPU in der Sekunde so viel Daten, dass sie für jeden Takt </text:span></text:p>
      <text:p text:style-name="P6"><text:tab/><text:tab/><text:span text:style-name="T26">alle Transistoren füttern kann.</text:span></text:p>
      <text:p text:style-name="P6">→<text:span text:style-name="T32"> Die Datenmenge die vom RAM zur CPU gesendet werden, ist pro Takt immer</text:span></text:p>
      <text:p text:style-name="P6"><text:tab/><text:span text:style-name="T32">64 Bit groß.</text:span></text:p>
      <text:p text:style-name="P6"><text:tab/>→<text:span text:style-name="T32"> Eine 64 Bit CPU kann immer 64 Bit pro Takt verarbeiten.</text:span></text:p>
      <text:p text:style-name="P6"><text:tab/>→<text:span text:style-name="T32"> Macht die CPU 2 Takte pro Sekunde und der RAM 1 Takt pro Sekunde,</text:span></text:p>
      <text:p text:style-name="P6"><text:tab/><text:tab/><text:span text:style-name="T32">erhält die CPU nur die Hälfte an Daten die sie verarbeiten kann.</text:span></text:p>
      <text:p text:style-name="P6"><text:tab/><text:tab/>→<text:span text:style-name="T33"> DDR sendet aber doppelt so viel Daten, daher erhält die CPU</text:span></text:p>
      <text:p text:style-name="P6"><text:tab/><text:tab/><text:tab/><text:span text:style-name="T33">alle Daten die sie in dieser Sekunde verarbeiten kan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7T09:51:21.153952508</meta:creation-date>
    <dc:date>2023-01-22T20:35:40.170019828</dc:date>
    <meta:editing-duration>PT3H51M32S</meta:editing-duration>
    <meta:editing-cycles>36</meta:editing-cycles>
    <meta:generator>LibreOffice/6.4.7.2$Linux_X86_64 LibreOffice_project/40$Build-2</meta:generator>
    <meta:document-statistic meta:table-count="1" meta:image-count="0" meta:object-count="0" meta:page-count="2" meta:paragraph-count="99" meta:word-count="691" meta:character-count="4073" meta:non-whitespace-character-count="3271"/>
  </office:meta>
</office:document-meta>
</file>